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9549" officeooo:paragraph-rsid="00039549"/>
    </style:style>
    <style:style style:name="P2" style:family="paragraph" style:parent-style-name="Standard">
      <style:paragraph-properties fo:text-align="start" style:justify-single-word="false"/>
      <style:text-properties officeooo:rsid="00039549" officeooo:paragraph-rsid="000395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de variáveis</text:p>
      <text:p text:style-name="P2">nome= “José Almeida da Silva” (Caractere)</text:p>
      <text:p text:style-name="P2">cpf=12345678900 (Inteiro)</text:p>
      <text:p text:style-name="P2">rg=9517530 (Inteiro)</text:p>
      <text:p text:style-name="P2">altura= 1.78 (Real)</text:p>
      <text:p text:style-name="P2">endereco= “Rua A, 380 – Centro – Recife/PE” (Caractere)</text:p>
      <text:p text:style-name="P2"/>
      <text:p text:style-name="P2">Cintia de Azevedo Castr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21:47:22.606000000</meta:creation-date>
    <dc:date>2024-04-17T21:52:56.118000000</dc:date>
    <meta:editing-duration>PT5M46S</meta:editing-duration>
    <meta:editing-cycles>1</meta:editing-cycles>
    <meta:document-statistic meta:table-count="0" meta:image-count="0" meta:object-count="0" meta:page-count="1" meta:paragraph-count="7" meta:word-count="27" meta:character-count="204" meta:non-whitespace-character-count="182"/>
    <meta:generator>LibreOffice/7.6.3.2$Windows_X86_64 LibreOffice_project/29d686fea9f6705b262d369fede658f824154cc0</meta:generator>
  </office:meta>
</office:document-meta>
</file>